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" svg:font-family="'Courier New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fo:color="#008000" style:font-name="Courier New" fo:font-size="9.5pt" fo:font-weight="bold" fo:background-color="transparent" style:font-name-asian="Courier New" style:font-name-complex="Courier New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fo:color="#0000ff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3" style:family="text">
      <style:text-properties fo:color="#008000" style:font-name="Courier New" fo:font-size="9.5pt" fo:font-weight="bold" fo:background-color="transparent" loext:char-shading-value="0" style:font-name-asian="Courier New" style:font-name-complex="Courier New"/>
    </style:style>
    <style:style style:name="T4" style:family="text">
      <style:text-properties fo:color="#000000" style:font-name="Courier New" fo:font-size="9.5pt" fo:font-weight="normal" fo:background-color="transparent" loext:char-shading-value="0"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Ex4_2----</text:p>
      <text:p text:style-name="P2">Objective:</text:p>
      <text:p text:style-name="P2">Understand regular expression usage within Python <text:s/></text:p>
      <text:p text:style-name="P2"/>
      <text:p text:style-name="P2">Prereqs: </text:p>
      <text:p text:style-name="P2"/>
      <text:p text:style-name="P2">Narrative:</text:p>
      <text:p text:style-name="P2">Regular Expressions are an extremely powerful part of the Python language. <text:s/>They allow you to search for precise patterns of interest using generic search terms. <text:s/>Through regular expressions, it is easy to parse through large files looking for only the information of interest.</text:p>
      <text:p text:style-name="P2">A good example of using regular expression is in data validation. <text:s/>This is particularly handy for web applications that require user input such as email addresses, phone numbers, and social security numbers. <text:s/>It gives the programmer a method of validating the user input against a set of criteria before processing it further.</text:p>
      <text:p text:style-name="P2">Below is an example of the criteria that could be used to parse social security numbers:</text:p>
      <text:p text:style-name="P2">A Social Security number CANNOT : </text:p>
      <text:p text:style-name="P2">Have any of the three groups with all 0’s (000-##-###, etc)</text:p>
      <text:p text:style-name="P1"><text:span text:style-name="T1">Begin with ’666′.</text:span></text:p>
      <text:p text:style-name="P2">Begin with any value from ’900-999′</text:p>
      <text:p text:style-name="P2">Be two specific largely compromised SSNs</text:p>
      <text:p text:style-name="P2"/>
      <text:p text:style-name="P2">References:</text:p>
      <text:p text:style-name="P1"><text:span text:style-name="T1"><text:tab/>Social Security. (n.d.). Retrieved August 30, 2016, from </text:span><text:a xlink:type="simple" xlink:href="https://www.ssa.gov/history/ssn/misused.html" text:style-name="Internet_20_link" text:visited-style-name="Visited_20_Internet_20_Link"><text:span text:style-name="T2">https://www.ssa.gov/history/ssn/misused.html</text:span></text:a></text:p>
      <text:p text:style-name="P1"><text:a xlink:type="simple" xlink:href="https://regex101.com/" text:style-name="Internet_20_link" text:visited-style-name="Visited_20_Internet_20_Link"><text:span text:style-name="T2">https://regex101.com/</text:span></text:a></text:p>
      <text:p text:style-name="P2"/>
      <text:p text:style-name="P2"/>
      <text:p text:style-name="P2"/>
      <text:p text:style-name="P2">Challenge:</text:p>
      <text:p text:style-name="P2"><text:tab/>In this challenge, you are presented with exfil from an IT administrator's workstation. <text:s/><text:soft-page-break/>Unfortunately, the data was corrupted as it left the network. <text:s/>Now it is up to you to extract the items of interest. <text:s/>Keep in mind, this is a catalog of user information from the network compiled by multiple Admins over a number of years, as such, the items you are looking for may be present in any number of commonly used formats for that type of data.</text:p>
      <text:p text:style-name="P2">#1 - Locate all valid IPv4 addresses with in the document. <text:s/>Create a sha1 hash of the number found.</text:p>
      <text:p text:style-name="P2">#2 - Locate all valid US phone numbers with in the document. <text:s/>Create a sha1 hash of the number found.</text:p>
      <text:p text:style-name="P2">#3 - Locate all valid social security numbers in the document. Create a sha1 has of the number found.</text:p>
      <text:p text:style-name="P2"/>
      <text:p text:style-name="P2">Data: </text:p>
      <text:p text:style-name="P2">ex4_2_data.txt</text:p>
      <text:p text:style-name="P2"/>
      <text:p text:style-name="P2">Hint 1:</text:p>
      <text:p text:style-name="P2"/>
      <text:p text:style-name="P2">Hint 2 - Walkthrough:</text:p>
      <text:p text:style-name="P2">1 - Building a regex for IPv4 address is fairly straight forward. <text:s/>In standard notation, you need to check each octect to be sure it is a number between 0-255. <text:s/>Because regex doesn't look at a number as a value, but as a set of characters, building this checker will require multiple or'd fields.</text:p>
      <text:p text:style-name="P2">2 - A US phone number consists of 10 digits (we aren't counting the country prefix of 1). <text:s/>The phone number can be separated in many different ways, including [ -/.]. <text:s/>Additionally, the area code may or may not be surrounded by parenthesis. <text:s/>It is also possible that the phone number can contain no separating character.</text:p>
      <text:p text:style-name="P2">3 - Use the description of social security numbers found in the narrative.</text:p>
      <text:p text:style-name="P1"><text:span text:style-name="T1">A site like </text:span><text:a xlink:type="simple" xlink:href="https://regex101.com/" text:style-name="Internet_20_link" text:visited-style-name="Visited_20_Internet_20_Link"><text:span text:style-name="T2">https://regex101.com/</text:span></text:a><text:span text:style-name="T1"> is very handy for testing regex's as you build them.</text:span></text:p>
      <text:p text:style-name="P2">Answer:</text:p>
      <text:p text:style-name="P2">validate_ipv4: 1398</text:p>
      <text:p text:style-name="P2">validate_phone: 1403</text:p>
      <text:p text:style-name="P2">validate_ssn: 1422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" svg:font-family="'Courier New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7T09:17:52.019594202</dc:date>
    <meta:editing-duration>PT10S</meta:editing-duration>
    <meta:editing-cycles>1</meta:editing-cycles>
    <meta:document-statistic meta:table-count="0" meta:image-count="0" meta:object-count="0" meta:page-count="2" meta:paragraph-count="33" meta:word-count="456" meta:character-count="2746" meta:non-whitespace-character-count="2303"/>
    <meta:generator>LibreOffice/5.1.6.1.0$Linux_X86_64 LibreOffice_project/10$Build-1</meta:generator>
  </office:meta>
</office:document-meta>
</file>